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2.88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Lucida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ＭＳ Ｐゴシック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部品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formula="of:=[.E2]*[.D2]"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formula="of:=[.E3]*[.D3]" office:value-type="float" office:value="482" calcext:value-type="float">
            <text:p>482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E4]*[.D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5]*[.D5]" office:value-type="float" office:value="114" calcext:value-type="float">
            <text:p>114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0" calcext:value-type="float">
            <text:p>100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<text:span text:style-name="T1"><text:a xlink:href="https://www.digikey.jp/product-detail/ja/yageo/RC0603FR-07100RL/311-100HRCT-ND/729835" xlink:type="simple">https://www.digikey.jp/product-detail/ja/yageo/RC0603FR-07100RL/311-100HRCT-ND/729835</text:a></text:span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48" calcext:value-type="float">
            <text:p>48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8]*[.D8]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9]*[.D9]"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https://www.digikey.jp/product-detail/ja/samsung-electro-mechanics-america-inc/CL10B473KC8WPNC/1276-6984-1-ND/7320626" xlink:type="simple">https://www.digikey.jp/product-detail/ja/samsung-electro-mechanics-america-inc/CL10B473KC8WPNC/1276-6984-1-ND/7320626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E10]*[.D10]" office:value-type="float" office:value="85" calcext:value-type="float">
            <text:p>85</text:p>
          </table:table-cell>
          <table:table-cell/>
          <table:table-cell office:value-type="string" calcext:value-type="string">
            <text:p><text:a xlink:href="https://www.digikey.jp/product-detail/ja/taiyo-yuden/HMK107BJ104MA-T/587-5545-1-ND/7067221" xlink:type="simple">https://www.digikey.jp/product-detail/ja/taiyo-yuden/HMK107BJ104MA-T/587-5545-1-ND/7067221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E11]*[.D11]" office:value-type="float" office:value="336" calcext:value-type="float">
            <text:p>336</text:p>
          </table:table-cell>
          <table:table-cell/>
          <table:table-cell office:value-type="string" calcext:value-type="string">
            <text:p><text:a xlink:href="https://www.digikey.jp/product-detail/ja/taiyo-yuden/HMK212BC7105MG-TE/587-5020-1-ND/6563863" xlink:type="simple">https://www.digikey.jp/product-detail/ja/taiyo-yuden/HMK212BC7105MG-TE/587-5020-1-ND/6563863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7R8-80EX</text:p>
          </table:table-cell>
          <table:table-cell office:value-type="string" calcext:value-type="string">
            <text:p>SOT-66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formula="of:=[.E12]*[.D12]" office:value-type="float" office:value="996" calcext:value-type="float">
            <text:p>996</text:p>
          </table:table-cell>
          <table:table-cell/>
          <table:table-cell office:value-type="string" calcext:value-type="string">
            <text:p><text:a xlink:href="https://www.digikey.jp/product-detail/ja/nexperia-usa-inc/BUK7Y7R8-80EX/1727-1488-1-ND/4486622" xlink:type="simple">https://www.digikey.jp/product-detail/ja/nexperia-usa-inc/BUK7Y7R8-80EX/1727-1488-1-ND/4486622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MBR3100VRTR</text:p>
          </table:table-cell>
          <table:table-cell office:value-type="string" calcext:value-type="string">
            <text:p>DO-214AC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[.E13]*[.D13]" office:value-type="float" office:value="402" calcext:value-type="float">
            <text:p>402</text:p>
          </table:table-cell>
          <table:table-cell/>
          <table:table-cell office:value-type="string" calcext:value-type="string">
            <text:p><text:a xlink:href="https://www.digikey.jp/product-detail/ja/diodes-incorporated/MBR3100VRTR-G1/MBR3100VRTR-G1DICT-ND/5267966" xlink:type="simple">https://www.digikey.jp/product-detail/ja/diodes-incorporated/MBR3100VRTR-G1/MBR3100VRTR-G1DICT-ND/526796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14]*[.D14]"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E15]*[.D15]"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6]*[.D16]"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7]*[.D17]"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4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18]*[.D18]"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www.digikey.jp/product-detail/ja/molex-llc/0533750410/WM4269-ND/2421210" xlink:type="simple">https://www.digikey.jp/product-detail/ja/molex-llc/0533750410/WM4269-ND/242121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6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E19]*[.D19]" office:value-type="float" office:value="86" calcext:value-type="float">
            <text:p>86</text:p>
          </table:table-cell>
          <table:table-cell/>
          <table:table-cell office:value-type="string" calcext:value-type="string">
            <text:p><text:a xlink:href="https://www.digikey.jp/products/ja?keywords=53375-0610" xlink:type="simple">https://www.digikey.jp/products/ja?keywords=53375-061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formula="of:=[.E20]*[.D20]" office:value-type="float" office:value="247" calcext:value-type="float">
            <text:p>247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E21]*[.D21]" office:value-type="float" office:value="200" calcext:value-type="float">
            <text:p>200</text:p>
          </table:table-cell>
          <table:table-cell/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1:.F21])" office:value-type="float" office:value="4242" calcext:value-type="float">
            <text:p>4242</text:p>
          </table:table-cell>
          <table:table-cell table:number-columns-repeated="2"/>
        </table:table-row>
      </table:table>
      <table:table table:name="基板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サイズ</text:p>
          </table:table-cell>
          <table:table-cell office:value-type="string" calcext:value-type="string">
            <text:p>50*50[mm]max</text:p>
          </table:table-cell>
        </table:table-row>
        <table:table-row table:style-name="ro1">
          <table:table-cell office:value-type="string" calcext:value-type="string">
            <text:p>レイヤ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厚さ</text:p>
          </table:table-cell>
          <table:table-cell office:value-type="string" calcext:value-type="string">
            <text:p>1.6[mm]</text:p>
          </table:table-cell>
        </table:table-row>
        <table:table-row table:style-name="ro1">
          <table:table-cell office:value-type="string" calcext:value-type="string">
            <text:p>銅箔厚さ</text:p>
          </table:table-cell>
          <table:table-cell office:value-type="string" calcext:value-type="string">
            <text:p>35[um]</text:p>
          </table:table-cell>
        </table:table-row>
        <table:table-row table:style-name="ro1">
          <table:table-cell office:value-type="string" calcext:value-type="string">
            <text:p>表面処理</text:p>
          </table:table-cell>
          <table:table-cell table:style-name="ce3" office:value-type="string" calcext:value-type="string">
            <text:p>有鉛半田レベラ(HAS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0">0000/00/00</text:date>, <text:time style:data-style-name="N2" text:time-value="22:08:27.47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43:49.543000000</meta:creation-date>
    <dc:date>2017-08-30T22:13:16.525000000</dc:date>
    <meta:editing-duration>PT16M9S</meta:editing-duration>
    <meta:editing-cycles>5</meta:editing-cycles>
    <meta:generator>LibreOffice/5.4.0.3$Windows_x86 LibreOffice_project/7556cbc6811c9d992f4064ab9287069087d7f62c</meta:generator>
    <meta:document-statistic meta:table-count="2" meta:cell-count="156" meta:object-count="0"/>
  </office:meta>
</office:document-meta>
</file>